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63091F1B9B081A0B14.png" manifest:media-type="image/png"/>
  <manifest:file-entry manifest:full-path="Pictures/1000020100000190000000632F00033AEF3A843F.png" manifest:media-type="image/png"/>
  <manifest:file-entry manifest:full-path="Pictures/10000201000001D80000008C18A4194D2B715526.png" manifest:media-type="image/png"/>
  <manifest:file-entry manifest:full-path="Pictures/10000201000003E700000064FC08C0A2A43ED55B.png" manifest:media-type="image/png"/>
  <manifest:file-entry manifest:full-path="Pictures/10000201000003E700000064BF7A2097A31567AA.png" manifest:media-type="image/png"/>
  <manifest:file-entry manifest:full-path="Pictures/1000020100000190000000636DC301459DD32D27.png" manifest:media-type="image/png"/>
  <manifest:file-entry manifest:full-path="Pictures/10000201000003E700000064F4F0C961DB1C8574.png" manifest:media-type="image/png"/>
  <manifest:file-entry manifest:full-path="Pictures/10000201000001F4000000632533F92391B62171.png" manifest:media-type="image/png"/>
  <manifest:file-entry manifest:full-path="Pictures/10000201000003E70000006496E1B640F76C6FAB.png" manifest:media-type="image/png"/>
  <manifest:file-entry manifest:full-path="layout-cache" manifest:media-type="application/binary"/>
  <manifest:file-entry manifest:full-path="content.xml" manifest:media-type="text/xml"/>
  <manifest:file-entry manifest:full-path="Fonts/Font_Liberation_Sans_3.ttf" manifest:media-type="application/x-font-ttf"/>
  <manifest:file-entry manifest:full-path="Fonts/Font_Arial_1.ttf" manifest:media-type="application/x-font-ttf"/>
  <manifest:file-entry manifest:full-path="Fonts/Font_OpenSymbol_1.ttf" manifest:media-type="application/x-font-ttf"/>
  <manifest:file-entry manifest:full-path="Fonts/Font_Arial_2.ttf" manifest:media-type="application/x-font-ttf"/>
  <manifest:file-entry manifest:full-path="Fonts/Font_Arial_3.ttf" manifest:media-type="application/x-font-ttf"/>
  <manifest:file-entry manifest:full-path="Fonts/Font_Arial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_OpenSymbol_1.ttf" xlink:type="simple" loext:font-style="normal" loext:font-weight="normal">
          <svg:font-face-format svg:string="truetype"/>
        </svg:font-face-uri>
      </svg:font-face-src>
    </style:font-face>
    <style:font-face style:name="Arial1" svg:font-family="Arial" style:font-family-generic="swiss">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Calibri" svg:font-family="Calibri" style:font-family-generic="roman" style:font-pitch="variable"/>
    <style:font-face style:name="Gill Sans Nova Cond XBd" svg:font-family="'Gill Sans Nova Cond XBd'" style:font-family-generic="roman"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src>
    </style:font-fac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3.934in" fo:margin-top="0in" fo:margin-bottom="0in" table:align="center" style:writing-mode="lr-tb"/>
    </style:style>
    <style:style style:name="Table1.A" style:family="table-column">
      <style:table-column-properties style:column-width="1.2757in"/>
    </style:style>
    <style:style style:name="Table1.B" style:family="table-column">
      <style:table-column-properties style:column-width="2.6583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master-page-name="Converted1">
      <style:table-properties style:width="10.9979in" fo:margin-left="0in" fo:margin-top="0in" fo:margin-bottom="0in" style:page-number="auto" table:align="left" style:writing-mode="lr-tb"/>
    </style:style>
    <style:style style:name="Table2.A" style:family="table-column">
      <style:table-column-properties style:column-width="2.9896in"/>
    </style:style>
    <style:style style:name="Table2.B" style:family="table-column">
      <style:table-column-properties style:column-width="2.6174in"/>
    </style:style>
    <style:style style:name="Table2.C" style:family="table-column">
      <style:table-column-properties style:column-width="2.7167in"/>
    </style:style>
    <style:style style:name="Table2.D" style:family="table-column">
      <style:table-column-properties style:column-width="2.6743in"/>
    </style:style>
    <style:style style:name="Table2.1" style:family="table-row">
      <style:table-row-properties style:row-height="2.284in" fo:keep-together="auto"/>
    </style:style>
    <style:style style:name="Table2.A1" style:family="table-cell">
      <style:table-cell-properties fo:padding="0.0986in" fo:border-left="0.5pt solid #000000" fo:border-right="0.5pt solid #000000" fo:border-top="0.5pt solid #000000" fo:border-bottom="none"/>
    </style:style>
    <style:style style:name="Table2.2" style:family="table-row">
      <style:table-row-properties style:min-row-height="1.1313in" fo:keep-together="auto"/>
    </style:style>
    <style:style style:name="Table2.A2" style:family="table-cell">
      <style:table-cell-properties fo:padding="0.0986in" fo:border-left="0.5pt solid #000000" fo:border-right="0.5pt solid #000000" fo:border-top="none" fo:border-bottom="0.5pt solid #000000"/>
    </style:style>
    <style:style style:name="Table2.B2" style:family="table-cell">
      <style:table-cell-properties style:vertical-align="middle" fo:padding="0.0986in" fo:border="0.5pt solid #000000"/>
    </style:style>
    <style:style style:name="Table2.3" style:family="table-row">
      <style:table-row-properties style:row-height="1.1813in" fo:keep-together="auto"/>
    </style:style>
    <style:style style:name="Table3" style:family="table">
      <style:table-properties style:width="6.4896in" fo:margin-left="0in" fo:margin-top="0in" fo:margin-bottom="0in" table:align="left" style:writing-mode="lr-tb"/>
    </style:style>
    <style:style style:name="Table3.A" style:family="table-column">
      <style:table-column-properties style:column-width="2.1618in"/>
    </style:style>
    <style:style style:name="Table3.B" style:family="table-column">
      <style:table-column-properties style:column-width="4.3278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3.A3" style:family="table-cell">
      <style:table-cell-properties fo:padding-left="0.075in" fo:padding-right="0.075in" fo:padding-top="0in" fo:padding-bottom="0in" fo:border-left="0.5pt solid #000000" fo:border-right="0.5pt solid #000000" fo:border-top="none" fo:border-bottom="0.5pt solid #000000"/>
    </style:style>
    <style:style style:name="Table4" style:family="table">
      <style:table-properties style:width="6.4938in" fo:margin-left="0in" fo:margin-top="0in" fo:margin-bottom="0in" table:align="left" style:writing-mode="lr-tb"/>
    </style:style>
    <style:style style:name="Table4.A" style:family="table-column">
      <style:table-column-properties style:column-width="6.4938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5" style:family="table">
      <style:table-properties style:width="6.4938in" fo:margin-left="0in" fo:margin-top="0in" fo:margin-bottom="0in" table:align="left" style:writing-mode="lr-tb"/>
    </style:style>
    <style:style style:name="Table5.A" style:family="table-column">
      <style:table-column-properties style:column-width="6.4938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style>
    <style:style style:name="Table6" style:family="table">
      <style:table-properties style:width="6.4938in" fo:margin-left="0in" fo:margin-top="0in" fo:margin-bottom="0in" table:align="left" style:writing-mode="lr-tb"/>
    </style:style>
    <style:style style:name="Table6.A" style:family="table-column">
      <style:table-column-properties style:column-width="6.493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P1" style:family="paragraph" style:parent-style-name="Header">
      <style:text-properties fo:color="#000000" fo:font-size="16pt" style:font-size-asian="16pt" style:font-size-complex="16pt"/>
    </style:style>
    <style:style style:name="P2" style:family="paragraph" style:parent-style-name="Footer">
      <style:paragraph-properties>
        <style:tab-stops>
          <style:tab-stop style:position="0.6898in" style:type="center"/>
          <style:tab-stop style:position="10.9272in" style:type="right"/>
        </style:tab-stops>
      </style:paragraph-properties>
    </style:style>
    <style:style style:name="P3" style:family="paragraph" style:parent-style-name="Footer">
      <style:paragraph-properties>
        <style:tab-stops>
          <style:tab-stop style:position="0.8862in" style:type="center"/>
          <style:tab-stop style:position="6.4965in" style:type="right"/>
          <style:tab-stop style:position="10.9272in"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style:font-name-complex="Calibri1"/>
    </style:style>
    <style:style style:name="P6" style:family="paragraph" style:parent-style-name="Standard">
      <style:paragraph-properties fo:text-align="center" style:justify-single-word="false"/>
      <style:text-properties fo:color="#9ea700" style:font-name="Gill Sans Nova Cond XBd" fo:font-size="22pt" fo:font-weight="bold" style:font-size-asian="22pt" style:font-weight-asian="bold" style:font-size-complex="22pt" style:font-weight-complex="bold"/>
    </style:style>
    <style:style style:name="P7" style:family="paragraph" style:parent-style-name="Standard">
      <style:text-properties officeooo:paragraph-rsid="00194334"/>
    </style:style>
    <style:style style:name="P8" style:family="paragraph" style:parent-style-name="Standard">
      <style:paragraph-properties fo:margin-top="0in" fo:margin-bottom="0in" loext:contextual-spacing="false" fo:line-height="100%"/>
    </style:style>
    <style:style style:name="P9" style:family="paragraph" style:parent-style-name="Standard">
      <style:paragraph-properties fo:margin-top="0in" fo:margin-bottom="0in" loext:contextual-spacing="false" fo:line-height="100%" fo:text-align="end" style:justify-single-word="false">
        <style:tab-stops>
          <style:tab-stop style:position="3.4547in"/>
        </style:tab-stops>
      </style:paragraph-properties>
      <style:text-properties officeooo:paragraph-rsid="0004a733"/>
    </style:style>
    <style:style style:name="P10" style:family="paragraph" style:parent-style-name="Standard">
      <style:paragraph-properties fo:margin-top="0in" fo:margin-bottom="0in" loext:contextual-spacing="false" fo:line-height="100%" fo:text-align="end" style:justify-single-word="false"/>
      <style:text-properties officeooo:paragraph-rsid="0013e295"/>
    </style:style>
    <style:style style:name="P11" style:family="paragraph" style:parent-style-name="Standard">
      <style:paragraph-properties fo:margin-top="0in" fo:margin-bottom="0in" loext:contextual-spacing="false" fo:line-height="100%" fo:text-align="end" style:justify-single-word="false"/>
      <style:text-properties officeooo:paragraph-rsid="001e64d6"/>
    </style:style>
    <style:style style:name="P12" style:family="paragraph" style:parent-style-name="Standard">
      <style:paragraph-properties fo:margin-top="0in" fo:margin-bottom="0in" loext:contextual-spacing="false" fo:line-height="100%" fo:text-align="end" style:justify-single-word="false"/>
      <style:text-properties officeooo:paragraph-rsid="0020787c"/>
    </style:style>
    <style:style style:name="P13" style:family="paragraph" style:parent-style-name="Standard">
      <style:paragraph-properties fo:margin-top="0in" fo:margin-bottom="0in" loext:contextual-spacing="false" fo:line-height="100%"/>
      <style:text-properties officeooo:paragraph-rsid="00029303"/>
    </style:style>
    <style:style style:name="P14" style:family="paragraph" style:parent-style-name="Standard">
      <style:paragraph-properties fo:margin-top="0in" fo:margin-bottom="0in" loext:contextual-spacing="false" fo:line-height="100%"/>
      <style:text-properties officeooo:paragraph-rsid="0008e55f"/>
    </style:style>
    <style:style style:name="P15" style:family="paragraph" style:parent-style-name="Standard">
      <style:paragraph-properties fo:margin-top="0in" fo:margin-bottom="0in" loext:contextual-spacing="false" fo:line-height="100%"/>
      <style:text-properties officeooo:paragraph-rsid="0013e295"/>
    </style:style>
    <style:style style:name="P16" style:family="paragraph" style:parent-style-name="Standard">
      <style:paragraph-properties fo:margin-top="0in" fo:margin-bottom="0in" loext:contextual-spacing="false" fo:line-height="100%"/>
      <style:text-properties officeooo:paragraph-rsid="0015a74c"/>
    </style:style>
    <style:style style:name="P17" style:family="paragraph" style:parent-style-name="Standard">
      <style:paragraph-properties fo:margin-top="0in" fo:margin-bottom="0in" loext:contextual-spacing="false" fo:line-height="100%"/>
      <style:text-properties officeooo:rsid="000630a3" officeooo:paragraph-rsid="000630a3"/>
    </style:style>
    <style:style style:name="P18" style:family="paragraph" style:parent-style-name="Standard">
      <style:paragraph-properties fo:margin-top="0in" fo:margin-bottom="0in" loext:contextual-spacing="false" fo:line-height="100%"/>
      <style:text-properties fo:color="#000000" fo:language="en" fo:country="GB" officeooo:rsid="0015a74c" officeooo:paragraph-rsid="0015a74c"/>
    </style:style>
    <style:style style:name="P19" style:family="paragraph" style:parent-style-name="Standard">
      <style:paragraph-properties fo:margin-top="0in" fo:margin-bottom="0in" loext:contextual-spacing="false" fo:line-height="100%"/>
      <style:text-properties fo:color="#9ea700" style:font-name="Gill Sans Nova Cond XBd" fo:font-weight="bold" style:font-weight-asian="bold" style:font-weight-complex="bold"/>
    </style:style>
    <style:style style:name="P20" style:family="paragraph" style:parent-style-name="Standard">
      <style:paragraph-properties fo:margin-top="0in" fo:margin-bottom="0in" loext:contextual-spacing="false" fo:line-height="100%"/>
      <style:text-properties officeooo:rsid="00029303" officeooo:paragraph-rsid="00029303"/>
    </style:style>
    <style:style style:name="P21" style:family="paragraph" style:parent-style-name="Standard">
      <style:paragraph-properties fo:margin-top="0in" fo:margin-bottom="0in" loext:contextual-spacing="false" fo:line-height="100%"/>
      <style:text-properties fo:font-weight="bold" style:font-weight-asian="bold" style:font-name-complex="Calibri1" style:font-weight-complex="bold"/>
    </style:style>
    <style:style style:name="P22" style:family="paragraph" style:parent-style-name="Standard">
      <style:paragraph-properties fo:margin-left="0.3555in" fo:margin-right="0in" fo:margin-top="0in" fo:margin-bottom="0in" loext:contextual-spacing="false" fo:line-height="100%" fo:text-indent="-0.2957in" style:auto-text-indent="false"/>
      <style:text-properties fo:color="#9ea700" style:font-name="Gill Sans Nova Cond XBd" fo:font-weight="bold" style:font-weight-asian="bold" style:font-name-complex="Calibri1" style:font-weight-complex="bold"/>
    </style:style>
    <style:style style:name="P23" style:family="paragraph" style:parent-style-name="Standard">
      <style:paragraph-properties fo:margin-left="0.3555in" fo:margin-right="0in" fo:margin-top="0in" fo:margin-bottom="0in" loext:contextual-spacing="false" fo:line-height="100%" fo:text-indent="-0.2957in" style:auto-text-indent="false"/>
    </style:style>
    <style:style style:name="P24" style:family="paragraph" style:parent-style-name="List_20_Paragraph">
      <style:paragraph-properties fo:margin-left="0in" fo:margin-right="0in" fo:margin-top="0in" fo:margin-bottom="0in" loext:contextual-spacing="true" fo:line-height="100%" fo:text-indent="0in" style:auto-text-indent="false"/>
      <style:text-properties officeooo:paragraph-rsid="00168029"/>
    </style:style>
    <style:style style:name="P25" style:family="paragraph" style:parent-style-name="Standard" style:master-page-name="Standard">
      <style:paragraph-properties fo:text-align="center" style:justify-single-word="false" style:page-number="auto"/>
      <style:text-properties fo:color="#9ea700" style:font-name="Gill Sans Nova Cond XBd" fo:font-size="20pt" fo:font-weight="bold" style:font-size-asian="20pt" style:font-weight-asian="bold" style:font-size-complex="20pt" style:font-weight-complex="bold"/>
    </style:style>
    <style:style style:name="P26" style:family="paragraph" style:parent-style-name="Standard" style:list-style-name="L1">
      <style:paragraph-properties fo:margin-top="0in" fo:margin-bottom="0in" loext:contextual-spacing="false" fo:line-height="100%"/>
      <style:text-properties officeooo:paragraph-rsid="000a6149"/>
    </style:style>
    <style:style style:name="P27" style:family="paragraph" style:parent-style-name="Standard" style:list-style-name="L1">
      <style:paragraph-properties fo:margin-top="0in" fo:margin-bottom="0in" loext:contextual-spacing="false" fo:line-height="100%"/>
      <style:text-properties officeooo:paragraph-rsid="000fc1c3"/>
    </style:style>
    <style:style style:name="P28" style:family="paragraph" style:parent-style-name="Standard" style:list-style-name="L1">
      <style:paragraph-properties fo:margin-top="0in" fo:margin-bottom="0in" loext:contextual-spacing="false" fo:line-height="100%"/>
      <style:text-properties officeooo:paragraph-rsid="00259f72"/>
    </style:style>
    <style:style style:name="P29" style:family="paragraph" style:parent-style-name="Standard" style:list-style-name="L2">
      <style:paragraph-properties fo:margin-top="0in" fo:margin-bottom="0in" loext:contextual-spacing="false" fo:line-height="100%" fo:text-align="end" style:justify-single-word="false"/>
      <style:text-properties officeooo:paragraph-rsid="0013e295"/>
    </style:style>
    <style:style style:name="P30" style:family="paragraph" style:parent-style-name="Standard" style:master-page-name="Converted2">
      <style:paragraph-properties fo:text-align="center" style:justify-single-word="false" style:page-number="auto"/>
    </style:style>
    <style:style style:name="P31" style:family="paragraph" style:parent-style-name="List_20_Paragraph" style:list-style-name="WWNum8">
      <style:paragraph-properties fo:margin-left="0.2201in" fo:margin-right="0in" fo:margin-top="0in" fo:margin-bottom="0in" loext:contextual-spacing="true" fo:line-height="100%" fo:text-indent="-0.2201in" style:auto-text-indent="false"/>
      <style:text-properties officeooo:paragraph-rsid="000630a3"/>
    </style:style>
    <style:style style:name="P32" style:family="paragraph" style:parent-style-name="List_20_Paragraph" style:list-style-name="WWNum19">
      <style:paragraph-properties fo:margin-left="0.2201in" fo:margin-right="0in" fo:margin-top="0in" fo:margin-bottom="0in" loext:contextual-spacing="true" fo:line-height="100%" fo:text-indent="-0.2201in" style:auto-text-indent="false"/>
      <style:text-properties officeooo:paragraph-rsid="001e159c"/>
    </style:style>
    <style:style style:name="P33" style:family="paragraph" style:parent-style-name="List_20_Paragraph" style:list-style-name="WWNum20">
      <style:paragraph-properties fo:margin-left="0.2201in" fo:margin-right="0in" fo:margin-top="0in" fo:margin-bottom="0in" loext:contextual-spacing="true" fo:line-height="100%" fo:text-indent="-0.2201in" style:auto-text-indent="false"/>
      <style:text-properties officeooo:paragraph-rsid="00168029"/>
    </style:style>
    <style:style style:name="T1" style:family="text">
      <style:text-properties fo:color="#9ea700" style:font-name="Gill Sans Nova Cond XBd"/>
    </style:style>
    <style:style style:name="T2" style:family="text">
      <style:text-properties fo:color="#9ea700" style:font-name="Gill Sans Nova Cond XBd" officeooo:rsid="000630a3"/>
    </style:style>
    <style:style style:name="T3" style:family="text">
      <style:text-properties fo:color="#9ea700" style:font-name="Gill Sans Nova Cond XBd" fo:font-weight="bold" style:font-weight-asian="bold" style:font-name-complex="Calibri1" style:font-weight-complex="bold"/>
    </style:style>
    <style:style style:name="T4" style:family="text">
      <style:text-properties fo:font-weight="bold" style:font-weight-asian="bold" style:font-name-complex="Calibri1" style:font-weight-complex="bold"/>
    </style:style>
    <style:style style:name="T5" style:family="text">
      <style:text-properties fo:font-weight="bold" style:font-weight-asian="bold" style:font-weight-complex="bold"/>
    </style:style>
    <style:style style:name="T6" style:family="text">
      <style:text-properties style:font-name-complex="Calibri1"/>
    </style:style>
    <style:style style:name="T7" style:family="text">
      <style:text-properties officeooo:rsid="00029303" style:font-name-complex="Calibri1"/>
    </style:style>
    <style:style style:name="T8" style:family="text">
      <style:text-properties officeooo:rsid="00031922" style:font-name-complex="Calibri1"/>
    </style:style>
    <style:style style:name="T9" style:family="text">
      <style:text-properties officeooo:rsid="000a6149" style:font-name-complex="Calibri1"/>
    </style:style>
    <style:style style:name="T10" style:family="text">
      <style:text-properties fo:color="#000000" style:font-name-complex="Calibri1"/>
    </style:style>
    <style:style style:name="T11" style:family="text">
      <style:text-properties fo:color="#000000" officeooo:rsid="000630a3" style:font-name-complex="Calibri1"/>
    </style:style>
    <style:style style:name="T12" style:family="text">
      <style:text-properties fo:color="#000000" officeooo:rsid="001ca39a" style:font-name-complex="Calibri1"/>
    </style:style>
    <style:style style:name="T13" style:family="text">
      <style:text-properties fo:color="#000000" officeooo:rsid="001e159c" style:font-name-complex="Calibri1"/>
    </style:style>
    <style:style style:name="T14" style:family="text">
      <style:text-properties fo:color="#000000" fo:language="en" fo:country="GB" officeooo:rsid="0013e295" style:font-name-complex="Calibri1"/>
    </style:style>
    <style:style style:name="T15" style:family="text">
      <style:text-properties fo:color="#000000" fo:language="en" fo:country="GB" officeooo:rsid="0015a74c" style:font-name-complex="Calibri1"/>
    </style:style>
    <style:style style:name="T16" style:family="text">
      <style:text-properties fo:color="#000000" fo:language="en" fo:country="GB" officeooo:rsid="00168029" style:font-name-complex="Calibri1"/>
    </style:style>
    <style:style style:name="T17" style:family="text">
      <style:text-properties fo:color="#000000" fo:language="en" fo:country="GB" officeooo:rsid="001aa4e3" style:font-name-complex="Calibri1"/>
    </style:style>
    <style:style style:name="T18" style:family="text">
      <style:text-properties fo:color="#000000" fo:language="en" fo:country="GB" officeooo:rsid="0027795e" style:font-name-complex="Calibri1"/>
    </style:style>
    <style:style style:name="T19" style:family="text">
      <style:text-properties fo:color="#000000" fo:language="en" fo:country="GB" officeooo:rsid="002967c7" style:font-name-complex="Calibri1"/>
    </style:style>
    <style:style style:name="T20" style:family="text">
      <style:text-properties fo:color="#000000" fo:language="en" fo:country="GB" fo:font-style="italic" officeooo:rsid="00259f72" style:font-style-asian="italic" style:font-name-complex="Calibri1" style:font-style-complex="italic"/>
    </style:style>
    <style:style style:name="T21" style:family="text">
      <style:text-properties fo:color="#000000" fo:language="en" fo:country="GB" fo:font-style="italic" officeooo:rsid="00168029" style:font-style-asian="italic" style:font-name-complex="Calibri1" style:font-style-complex="italic"/>
    </style:style>
    <style:style style:name="T22" style:family="text">
      <style:text-properties officeooo:rsid="00029303"/>
    </style:style>
    <style:style style:name="T23" style:family="text">
      <style:text-properties officeooo:rsid="0004a733"/>
    </style:style>
    <style:style style:name="T24" style:family="text">
      <style:text-properties officeooo:rsid="000630a3"/>
    </style:style>
    <style:style style:name="T25" style:family="text">
      <style:text-properties officeooo:rsid="000a6149"/>
    </style:style>
    <style:style style:name="T26" style:family="text">
      <style:text-properties officeooo:rsid="000fc1c3"/>
    </style:style>
    <style:style style:name="T27" style:family="text">
      <style:text-properties officeooo:rsid="0012e0e7"/>
    </style:style>
    <style:style style:name="T28" style:family="text">
      <style:text-properties fo:language="en" fo:country="GB" officeooo:rsid="0012e0e7"/>
    </style:style>
    <style:style style:name="T29" style:family="text">
      <style:text-properties fo:language="en" fo:country="GB" officeooo:rsid="0013e295"/>
    </style:style>
    <style:style style:name="T30" style:family="text">
      <style:text-properties fo:language="en" fo:country="GB" officeooo:rsid="001e64d6"/>
    </style:style>
    <style:style style:name="T31" style:family="text">
      <style:text-properties fo:language="en" fo:country="GB" officeooo:rsid="001f7937"/>
    </style:style>
    <style:style style:name="T32" style:family="text">
      <style:text-properties fo:language="en" fo:country="GB" officeooo:rsid="0020787c"/>
    </style:style>
    <style:style style:name="T33" style:family="text">
      <style:text-properties fo:language="en" fo:country="GB" officeooo:rsid="00223035"/>
    </style:style>
    <style:style style:name="T34" style:family="text">
      <style:text-properties officeooo:rsid="00194334"/>
    </style:style>
    <style:style style:name="T35" style:family="text">
      <style:text-properties fo:font-style="italic" officeooo:rsid="0004a733" style:font-style-asian="italic" style:font-style-complex="italic"/>
    </style:style>
    <style:style style:name="T36" style:family="text">
      <style:text-properties fo:font-style="italic" officeooo:rsid="00259f72" style:font-style-asian="italic" style:font-style-complex="italic"/>
    </style:style>
    <style:style style:name="T37" style:family="text">
      <style:text-properties officeooo:rsid="0027795e"/>
    </style:style>
    <style:style style:name="T38" style:family="text">
      <style:text-properties officeooo:rsid="002967c7"/>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007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RODUCTVISIE</text:p>
      <table:table table:name="Table1" table:style-name="Table1">
        <table:table-column table:style-name="Table1.A"/>
        <table:table-column table:style-name="Table1.B"/>
        <table:table-row table:style-name="Table1.1">
          <table:table-cell table:style-name="Table1.A1" office:value-type="string">
            <text:p text:style-name="P19">Naam</text:p>
          </table:table-cell>
          <table:table-cell table:style-name="Table1.A1" office:value-type="string">
            <text:p text:style-name="P13"><text:span text:style-name="Placeholder_20_Text"><text:span text:style-name="T24">A</text:span></text:span><text:span text:style-name="T22">nthony Delgado</text:span></text:p>
          </table:table-cell>
        </table:table-row>
        <table:table-row table:style-name="Table1.1">
          <table:table-cell table:style-name="Table1.A1" office:value-type="string">
            <text:p text:style-name="P19">Studentnummer</text:p>
          </table:table-cell>
          <table:table-cell table:style-name="Table1.A1" office:value-type="string">
            <text:p text:style-name="P17">22102167</text:p>
          </table:table-cell>
        </table:table-row>
        <table:table-row table:style-name="Table1.1">
          <table:table-cell table:style-name="Table1.A1" office:value-type="string">
            <text:p text:style-name="P19">Klas</text:p>
          </table:table-cell>
          <table:table-cell table:style-name="Table1.A1" office:value-type="string">
            <text:p text:style-name="P20"><text:bookmark text:name="Klas"/>H-1-SE.8</text:p>
          </table:table-cell>
        </table:table-row>
      </table:table>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text:span text:style-name="Placeholder_20_Text"><text:span text:style-name="T23">De opdrachtgever moet nu handmatig bijhouden welke producten hij wilt aanschaffen, hoeveel elk product kost, en wat zijn budget voor een gegeven periode is. Prijsveranderingen van met regelmaat aangeschafde producten kunnen niet bijgehouden worden waardoor de opdrachtgever vaak de gunstigste prijs misloopt. Omdat alles handmatig bijgehouden wordt raakt de opdrachtgever vaak het overzicht kwijt. </text:span></text:span><text:span text:style-name="Placeholder_20_Text"><text:span text:style-name="T35">Ook kost het handmatig bijhouden van de prijzen onnodig veel tijd.</text:span></text:span></text:p>
          </table:table-cell>
          <table:covered-table-cell/>
          <table:table-cell table:style-name="Table2.A1" table:number-columns-spanned="2" office:value-type="string">
            <text:p text:style-name="P9"><text:span text:style-name="Placeholder_20_Text"><text:span text:style-name="T23">Individueen, Huishoudens<text:line-break/>De genoemde groepen zijn de belanghebbenden van dit product. De opdrachtgever wilt de software namelijk niet distribueren, maar enkel voor persoonlijke doelen in gebruik nemen. Met dit product wil de opdrachtgever een beter overzicht krijgen over zijn financien. </text:span></text:span></text:p>
          </table:table-cell>
          <table:covered-table-cell/>
        </table:table-row>
        <table:table-row table:style-name="Table2.2">
          <table:table-cell table:style-name="Table2.A2" office:value-type="string">
            <text:p text:style-name="P8"/>
          </table:table-cell>
          <table:table-cell table:style-name="Table2.B2" table:number-rows-spanned="2" table:number-columns-spanned="2" office:value-type="string">
            <text:p text:style-name="P22"/>
            <text:p text:style-name="P23"><text:span text:style-name="T3">Voor</text:span><text:span text:style-name="T4"> </text:span><text:span text:style-name="Placeholder_20_Text"><text:span text:style-name="T6">&lt;</text:span></text:span><text:span text:style-name="Placeholder_20_Text"><text:span text:style-name="T7">Jayson Delgado</text:span></text:span><text:span text:style-name="Placeholder_20_Text"><text:span text:style-name="T6">&gt;</text:span></text:span></text:p>
            <text:p text:style-name="P23"><text:span text:style-name="T3">die</text:span><text:span text:style-name="T4"> </text:span><text:span text:style-name="Placeholder_20_Text"><text:span text:style-name="T6">&lt;</text:span></text:span><text:span text:style-name="Placeholder_20_Text"><text:span text:style-name="T7">wenst een systeem om prijzen en budgets bij te houden</text:span></text:span><text:span text:style-name="Placeholder_20_Text"><text:span text:style-name="T6">&gt;</text:span></text:span></text:p>
            <text:p text:style-name="P23"><text:span text:style-name="T3">is</text:span><text:span text:style-name="T4"> </text:span><text:span text:style-name="Placeholder_20_Text"><text:span text:style-name="T6">&lt;naam van het product&gt;</text:span></text:span></text:p>
            <text:p text:style-name="P23"><text:span text:style-name="T3">een</text:span><text:span text:style-name="T4"> </text:span><text:span text:style-name="Placeholder_20_Text"><text:span text:style-name="T6">&lt;</text:span></text:span><text:span text:style-name="Placeholder_20_Text"><text:span text:style-name="T7">PBT(Price&amp;Budget Tracker</text:span></text:span><text:span text:style-name="Placeholder_20_Text"><text:span text:style-name="T6">&gt;</text:span></text:span></text:p>
            <text:p text:style-name="P23"><text:span text:style-name="T3">die</text:span><text:span text:style-name="T4"> </text:span><text:span text:style-name="Placeholder_20_Text"><text:span text:style-name="T6">&lt;unique selling point voor het product&gt;</text:span></text:span><text:span text:style-name="T6">;</text:span></text:p>
            <text:p text:style-name="P23"><text:span text:style-name="T3">dit in tegenstelling tot</text:span><text:span text:style-name="T4"> </text:span><text:span text:style-name="Placeholder_20_Text"><text:span text:style-name="T6">&lt;</text:span></text:span><text:span text:style-name="Placeholder_20_Text"><text:span text:style-name="T8">Budgetgaming, Tweakers</text:span></text:span><text:span text:style-name="Placeholder_20_Text"><text:span text:style-name="T6">&gt;</text:span></text:span><text:span text:style-name="T6">.</text:span></text:p>
            <text:p text:style-name="P23"><text:span text:style-name="T3">Ons product</text:span><text:span text:style-name="T4"> </text:span><text:span text:style-name="Placeholder_20_Text"><text:span text:style-name="T6">&lt;</text:span></text:span><text:span text:style-name="Placeholder_20_Text"><text:span text:style-name="T9">Behalve prijs-tracking kunnen ook grafieken worden weergeven met budget-informatie</text:span></text:span><text:span text:style-name="Placeholder_20_Text"><text:span text:style-name="T6">&gt;</text:span></text:span><text:span text:style-name="T10">.</text:span></text:p>
          </table:table-cell>
          <table:covered-table-cell/>
          <table:table-cell table:style-name="Table2.A2" office:value-type="string">
            <text:p text:style-name="P8"/>
          </table:table-cell>
        </table:table-row>
        <table:table-row table:style-name="Table2.3">
          <table:table-cell table:style-name="Table2.A1" office:value-type="string">
            <text:p text:style-name="P8"/>
          </table:table-cell>
          <table:covered-table-cell/>
          <table:covered-table-cell/>
          <table:table-cell table:style-name="Table2.A1" office:value-type="string">
            <text:p text:style-name="P8"/>
          </table:table-cell>
        </table:table-row>
        <table:table-row table:style-name="Table2.1">
          <table:table-cell table:style-name="Table2.A2" table:number-columns-spanned="2" office:value-type="string">
            <text:list xml:id="list155809778" text:style-name="L1">
              <text:list-item>
                <text:p text:style-name="P26"><text:span text:style-name="Placeholder_20_Text"><text:span text:style-name="T25">Budgets voor bepaalde periodes, inkomsten en uitgaves kunnen ingevoerd en getoond worden als grafieken.</text:span></text:span></text:p>
              </text:list-item>
              <text:list-item>
                <text:p text:style-name="P27"><text:span text:style-name="Placeholder_20_Text"><text:span text:style-name="T26">Pagina’s voor producten kunnen aangemaakt worden en gekozen worden uit een lijst op de homepage van de applicatie.</text:span></text:span></text:p>
              </text:list-item>
              <text:list-item>
                <text:p text:style-name="P26"><text:span text:style-name="Placeholder_20_Text"><text:span text:style-name="T25">Prijzen van producten kunnen ingevoerd worden en de veranderingen in de prijs kunnen op een timeline geplaatst worden voor een grafisch overzicht. </text:span></text:span></text:p>
              </text:list-item>
              <text:list-item>
                <text:p text:style-name="P28"><text:span text:style-name="Placeholder_20_Text"><text:span text:style-name="T36">Van elke grafiek kan een bepaalde tijdsperiode gekozen worden om data van te tonen.</text:span></text:span></text:p>
                <text:p text:style-name="P26"><text:span text:style-name="Placeholder_20_Text"/></text:p>
              </text:list-item>
            </text:list>
          </table:table-cell>
          <table:covered-table-cell/>
          <table:table-cell table:style-name="Table2.A2" table:number-columns-spanned="2" office:value-type="string">
            <text:p text:style-name="P10"><text:span text:style-name="Placeholder_20_Text"><text:span text:style-name="T27">Het product zal ervoor zorgen dat de hoeveelheid tijd en moeite dat de opdrachtgever nu besteed aan het beheren van zijn financien teruggedrongen zal worden door informatie vanuit verschillende bron</text:span></text:span><text:span text:style-name="Placeholder_20_Text"><text:span text:style-name="T28">nen</text:span></text:span><text:span text:style-name="Placeholder_20_Text"><text:span text:style-name="T27"> op </text:span></text:span><text:span text:style-name="Placeholder_20_Text"><text:span text:style-name="T28">één plek te verzamelen en grafisch te weergeven.</text:span></text:span></text:p>
            <text:list xml:id="list2389032528" text:style-name="L2">
              <text:list-header>
                <text:p text:style-name="P29"><text:span text:style-name="Placeholder_20_Text"><text:span text:style-name="T29"/></text:span></text:p>
              </text:list-header>
            </text:list>
            <text:p text:style-name="P11"><text:span text:style-name="Placeholder_20_Text"><text:span text:style-name="T30">Geschatte kosten:</text:span></text:span></text:p>
            <text:p text:style-name="P12"><text:span text:style-name="Placeholder_20_Text"><text:span text:style-name="T30">- 14 weken X <text:s/></text:span></text:span><text:span text:style-name="Placeholder_20_Text"><text:span text:style-name="T31">1</text:span></text:span><text:span text:style-name="Placeholder_20_Text"><text:span text:style-name="T30"> werkdag X dagtarief €89,28 = €</text:span></text:span><text:span text:style-name="Placeholder_20_Text"><text:span text:style-name="T31">1249,92</text:span></text:span></text:p>
            <text:p text:style-name="P12"><text:span text:style-name="Placeholder_20_Text"><text:span text:style-name="T31"/></text:span></text:p>
            <text:p text:style-name="P12"><text:span text:style-name="Placeholder_20_Text"><text:span text:style-name="T31">G</text:span></text:span><text:span text:style-name="Placeholder_20_Text"><text:span text:style-name="T32">el</text:span></text:span><text:span text:style-name="Placeholder_20_Text"><text:span text:style-name="T31">e</text:span></text:span><text:span text:style-name="Placeholder_20_Text"><text:span text:style-name="T32">v</text:span></text:span><text:span text:style-name="Placeholder_20_Text"><text:span text:style-name="T31">erd</text:span></text:span><text:span text:style-name="Placeholder_20_Text"><text:span text:style-name="T30">e </text:span></text:span><text:span text:style-name="Placeholder_20_Text"><text:span text:style-name="T32">w</text:span></text:span><text:span text:style-name="Placeholder_20_Text"><text:span text:style-name="T30">a</text:span></text:span><text:span text:style-name="Placeholder_20_Text"><text:span text:style-name="T32">arde:</text:span></text:span></text:p>
            <text:p text:style-name="P12"><text:span text:style-name="Placeholder_20_Text"><text:span text:style-name="T32">-T</text:span></text:span><text:span text:style-name="Placeholder_20_Text"><text:span text:style-name="T33">ijd</text:span></text:span><text:span text:style-name="Placeholder_20_Text"><text:span text:style-name="T30">b</text:span></text:span><text:span text:style-name="Placeholder_20_Text"><text:span text:style-name="T33">e</text:span></text:span><text:span text:style-name="Placeholder_20_Text"><text:span text:style-name="T30">s</text:span></text:span><text:span text:style-name="Placeholder_20_Text"><text:span text:style-name="T33">pa</text:span></text:span><text:span text:style-name="Placeholder_20_Text"><text:span text:style-name="T30">ring d</text:span></text:span><text:span text:style-name="Placeholder_20_Text"><text:span text:style-name="T33">o</text:span></text:span><text:span text:style-name="Placeholder_20_Text"><text:span text:style-name="T30">o</text:span></text:span><text:span text:style-name="Placeholder_20_Text"><text:span text:style-name="T33">r het genereren van grafieken en timelines die date overzichtelijk weergeven </text:span></text:span><text:span text:style-name="Placeholder_20_Text"><text:span text:style-name="T32"><text:s/></text:span></text:span><text:span text:style-name="Placeholder_20_Text"><text:span text:style-name="T30"><text:s text:c="3"/></text:span></text:span><text:span text:style-name="Placeholder_20_Text"><text:span text:style-name="T28"><text:s/></text:span></text:span></text:p>
            <text:p text:style-name="P8"/>
            <text:p text:style-name="P8"/>
            <text:p text:style-name="P8"/>
            <text:p text:style-name="P8"/>
            <text:p text:style-name="P8"/>
            <text:p text:style-name="P8"/>
            <text:p text:style-name="P8"/>
            <text:p text:style-name="P8"/>
            <text:p text:style-name="P8"/>
            <text:p text:style-name="P8"/>
            <text:p text:style-name="P8"/>
          </table:table-cell>
          <table:covered-table-cell/>
        </table:table-row>
      </table:table>
      <text:p text:style-name="Standard"/>
      <text:p text:style-name="P30"><draw:frame draw:style-name="fr5" draw:name="Afbeelding 2" text:anchor-type="as-char" svg:width="4.0902in" svg:height="0.4098in" draw:z-index="8"><draw:image xlink:href="Pictures/10000201000003E700000064BF7A2097A31567AA.png" xlink:type="simple" xlink:show="embed" xlink:actuate="onLoad" loext:mime-type="image/png"/></draw:frame></text:p>
      <table:table table:name="Table3" table:style-name="Table3">
        <table:table-column table:style-name="Table3.A"/>
        <table:table-column table:style-name="Table3.B"/>
        <table:table-row table:style-name="Table3.1">
          <table:table-cell table:style-name="Table3.A1" office:value-type="string">
            <text:p text:style-name="P21">Stakeholder of gebruiker</text:p>
          </table:table-cell>
          <table:table-cell table:style-name="Table3.A1" office:value-type="string">
            <text:p text:style-name="P21">Behoefte</text:p>
          </table:table-cell>
        </table:table-row>
        <table:table-row table:style-name="Table3.1">
          <table:table-cell table:style-name="Table3.A1" office:value-type="string">
            <text:p text:style-name="P15"><text:span text:style-name="Placeholder_20_Text"><text:span text:style-name="T14">Gebruiker</text:span></text:span></text:p>
          </table:table-cell>
          <table:table-cell table:style-name="Table3.A1" office:value-type="string">
            <text:p text:style-name="P16"><text:span text:style-name="Placeholder_20_Text"><text:span text:style-name="T18">Als een</text:span></text:span><text:span text:style-name="Placeholder_20_Text"><text:span text:style-name="T15"> gebruiker </text:span></text:span><text:span text:style-name="Placeholder_20_Text"><text:span text:style-name="T18">wil ik</text:span></text:span><text:span text:style-name="Placeholder_20_Text"><text:span text:style-name="T15"> een timeline </text:span></text:span><text:span text:style-name="Placeholder_20_Text"><text:span text:style-name="T18">kunnen </text:span></text:span><text:span text:style-name="Placeholder_20_Text"><text:span text:style-name="T15">raadplegen waarin de prijsverandering van een gegeven product over een bepaalde periode wordt weergeven, </text:span></text:span><text:span text:style-name="Placeholder_20_Text"><text:span text:style-name="T19">om daarmee bij te houden bij welke verkoper ik de gunstigste prijs kan krijgen voor een product.</text:span></text:span></text:p>
          </table:table-cell>
        </table:table-row>
        <table:table-row table:style-name="Table3.1">
          <table:table-cell table:style-name="Table3.A3" office:value-type="string">
            <text:p text:style-name="P18">Gebruiker</text:p>
          </table:table-cell>
          <table:table-cell table:style-name="Table3.A3" office:value-type="string">
            <text:p text:style-name="P18"><text:span text:style-name="T37">Als een</text:span> gebruiker <text:span text:style-name="T37">wil ik</text:span> aan de hand van zelf-ged<text:span text:style-name="T34">e</text:span>finieerde categorieen grafieken laten genereren dat <text:span text:style-name="T37">mij</text:span> een inzicht geeft in <text:span text:style-name="T37">mijn </text:span>bestedingsgedrag, <text:span text:style-name="T38">om aan de hand van die informatie beter te kunnen budgetten.</text:span></text:p>
          </table:table-cell>
        </table:table-row>
      </table:table>
      <text:p text:style-name="P5"/>
      <text:p text:style-name="P4"><draw:frame draw:style-name="fr5" draw:name="Afbeelding 1" text:anchor-type="as-char" svg:width="4.0902in" svg:height="0.4098in" draw:z-index="9"><draw:image xlink:href="Pictures/10000201000003E700000064F4F0C961DB1C8574.png" xlink:type="simple" xlink:show="embed" xlink:actuate="onLoad" loext:mime-type="image/png"/></draw:frame></text:p>
      <table:table table:name="Table4" table:style-name="Table4">
        <table:table-column table:style-name="Table4.A"/>
        <table:table-row table:style-name="Table4.1">
          <table:table-cell table:style-name="Table4.A1" office:value-type="string">
            <text:p text:style-name="P21">Niet in scope</text:p>
          </table:table-cell>
        </table:table-row>
        <table:table-row table:style-name="Table4.1">
          <table:table-cell table:style-name="Table4.A1" office:value-type="string">
            <text:list xml:id="list2351859729" text:style-name="WWNum8">
              <text:list-item>
                <text:p text:style-name="P31"><text:span text:style-name="Placeholder_20_Text"><text:span text:style-name="T11">Er komt geen website versie van deze applicatie.</text:span></text:span></text:p>
              </text:list-item>
              <text:list-item>
                <text:p text:style-name="P31"><text:span text:style-name="Placeholder_20_Text"><text:span text:style-name="T11">Er </text:span></text:span><text:span text:style-name="Placeholder_20_Text"><text:span text:style-name="T12">komt</text:span></text:span><text:span text:style-name="Placeholder_20_Text"><text:span text:style-name="T11"> geen mogelijkheid om verbinding te maken met de instance van een andere gebruiker van de applicatie.</text:span></text:span></text:p>
              </text:list-item>
            </text:list>
          </table:table-cell>
        </table:table-row>
        <table:table-row table:style-name="Table4.1">
          <table:table-cell table:style-name="Table4.A1" office:value-type="string">
            <text:p text:style-name="P21">Hierover is nog geen besluit genomen.</text:p>
          </table:table-cell>
        </table:table-row>
        <table:table-row table:style-name="Table4.1">
          <table:table-cell table:style-name="Table4.A1" office:value-type="string">
            <text:list xml:id="list4213332837" text:style-name="WWNum19">
              <text:list-item>
                <text:p text:style-name="P32"><text:span text:style-name="Placeholder_20_Text"><text:span text:style-name="T13">Er is nog niet besloten of de applicatie gebruikt maakt van een externe database(bijvoorbeeld cloud-based) of een lokale, ingebouwde database. </text:span></text:span></text:p>
              </text:list-item>
            </text:list>
          </table:table-cell>
        </table:table-row>
      </table:table>
      <text:p text:style-name="P5"/>
      <text:p text:style-name="P4"><draw:frame draw:style-name="fr6" draw:name="Afbeelding 15" text:anchor-type="as-char" svg:width="4.0902in" svg:height="0.4098in" draw:z-index="10"><draw:image xlink:href="Pictures/10000201000003E70000006496E1B640F76C6FAB.png" xlink:type="simple" xlink:show="embed" xlink:actuate="onLoad" loext:mime-type="image/png"/></draw:frame></text:p>
      <table:table table:name="Table5" table:style-name="Table5">
        <table:table-column table:style-name="Table5.A"/>
        <table:table-row table:style-name="Table5.1">
          <table:table-cell table:style-name="Table5.A1" office:value-type="string">
            <text:p text:style-name="P8"><text:span text:style-name="T4">P</text:span><text:span text:style-name="T5">rojectrisico’s waar je nog wakker van ligt</text:span></text:p>
          </table:table-cell>
        </table:table-row>
        <table:table-row table:style-name="Table5.1">
          <table:table-cell table:style-name="Table5.A1" office:value-type="string">
            <text:list xml:id="list2675521756" text:style-name="WWNum20">
              <text:list-item>
                <text:p text:style-name="P33"><text:span text:style-name="Placeholder_20_Text"><text:span text:style-name="T16">Ingevoerde data zou verkeerd gecategoriseerd kunnen worden. </text:span></text:span><text:span text:style-name="Placeholder_20_Text"><text:span text:style-name="T20">Als dit gebeurt wordt de verkeerde informatie gebruikt om grafieken mee te genereren, wat voor misinformatie zorgt. Door deze verkeerde informatie kan het gebeuren dat de opdrachtgever suboptimale beslissingen neemt in het opstellen van toekomstige budgets.</text:span></text:span><text:span text:style-name="Placeholder_20_Text"><text:span text:style-name="T21"> </text:span></text:span><text:span text:style-name="Placeholder_20_Text"><text:span text:style-name="T16"><text:line-break/></text:span></text:span><text:span text:style-name="Placeholder_20_Text"><text:span text:style-name="T17">Om dit te voorkomen zal er een speciale pagina gemaakt worden binnen de applicatie waarmee data in het juiste formaat ingevoerd kan worden. </text:span></text:span></text:p>
              </text:list-item>
            </text:list>
            <text:p text:style-name="P24"><text:span text:style-name="Placeholder_20_Text"><text:span text:style-name="T16"/></text:span></text:p>
          </table:table-cell>
        </table:table-row>
      </table:table>
      <text:p text:style-name="P5"/>
      <text:p text:style-name="P6">TOEPASSING LSD TIJDENS INTERVIEW</text:p>
      <table:table table:name="Table6" table:style-name="Table6">
        <table:table-column table:style-name="Table6.A"/>
        <table:table-row table:style-name="Table6.1">
          <table:table-cell table:style-name="Table6.A1" office:value-type="string">
            <text:p text:style-name="P21">Voeg de link toe naar je video, waarin je aantoont dat je LSD hebt gebruikt bij het interview</text:p>
          </table:table-cell>
        </table:table-row>
        <table:table-row table:style-name="Table6.1">
          <table:table-cell table:style-name="Table6.A1" office:value-type="string">
            <text:p text:style-name="P8"><text:a xlink:type="simple" xlink:href="https://youtu.be/VQX3nxZ-rIA" text:style-name="Internet_20_link" text:visited-style-name="Visited_20_Internet_20_Link"><text:span text:style-name="Placeholder_20_Text">https://youtu.be/VQX3nxZ-rIA</text:span></text:a><text:span text:style-name="Placeholder_20_Text"> </text:spa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Gill Sans Nova Cond XBd" svg:font-family="'Gill Sans Nova Cond XB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NL"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nl" fo:country="NL"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Epics" style:family="paragraph" style:parent-style-name="List_20_Number" style:default-outline-level=""/>
    <style:style style:name="List_20_Number" style:display-name="List Number" style:family="paragraph" style:parent-style-name="Standard" style:default-outline-level="">
      <style:paragraph-properties fo:margin-top="0in" fo:margin-bottom="0.111in" loext:contextual-spacing="true"/>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Genummerde_20_lijst" style:display-name="Genummerde lijst" style:family="paragraph" style:parent-style-name="List_20_Number" style:default-outline-level=""/>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Mission_20_Statement" style:display-name="Mission Statement" style:family="text" style:parent-style-name="Default_20_Paragraph_20_Font">
      <style:text-properties fo:color="#000000" style:font-name="Calibri" fo:font-family="Calibri" style:font-family-generic="roman" style:font-pitch="variable" fo:font-size="11pt" style:font-size-asian="11pt"/>
    </style:style>
    <style:style style:name="Lijstnummering_20_Char" style:display-name="Lijstnummering Char" style:family="text" style:parent-style-name="Default_20_Paragraph_20_Font"/>
    <style:style style:name="Epics_20_Char" style:display-name="Epics Char" style:family="text" style:parent-style-name="Lijstnummering_20_Char"/>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Genummerde_20_lijst_20_Char" style:display-name="Genummerde lijst Char" style:family="text" style:parent-style-name="Lijstnummering_20_Cha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Standa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style-name="Standa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style-name="Standa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fo:font-size="16pt" style:font-size-asian="16pt" style:font-size-complex="16pt"/>
    </style:style>
    <style:style style:name="MP2" style:family="paragraph" style:parent-style-name="Footer">
      <style:paragraph-properties>
        <style:tab-stops>
          <style:tab-stop style:position="0.6898in" style:type="center"/>
          <style:tab-stop style:position="10.9272in" style:type="right"/>
        </style:tab-stops>
      </style:paragraph-properties>
    </style:style>
    <style:style style:name="MP3" style:family="paragraph" style:parent-style-name="Footer">
      <style:paragraph-properties>
        <style:tab-stops>
          <style:tab-stop style:position="0.8862in" style:type="center"/>
          <style:tab-stop style:position="6.4965in" style:type="right"/>
          <style:tab-stop style:position="10.9272in" style:type="right"/>
        </style:tab-stops>
      </style:paragraph-properties>
    </style:style>
    <style:style style:name="MT1" style:family="text">
      <style:text-properties fo:color="#9ea700" style:font-name="Gill Sans Nova Cond XBd"/>
    </style:style>
    <style:style style:name="MT2" style:family="text">
      <style:text-properties fo:color="#9ea700" style:font-name="Gill Sans Nova Cond XBd" officeooo:rsid="000630a3"/>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11.6929in" fo:page-height="8.2681in" style:num-format="1" style:print-orientation="landscape" fo:margin-top="0.2957in" fo:margin-bottom="0.1091in" fo:margin-left="0.3937in" fo:margin-right="0.372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8in" fo:margin-left="0in" fo:margin-right="0in" fo:margin-bottom="0.0583in" style:dynamic-spacing="true"/>
      </style:header-style>
      <style:footer-style>
        <style:header-footer-properties fo:min-height="0.2854in" fo:margin-left="0in" fo:margin-right="0in" fo:margin-top="0.2457in" style:dynamic-spacing="true"/>
      </style:footer-style>
    </style:page-layout>
    <style:page-layout style:name="Mpm3">
      <style:page-layout-properties fo:page-width="8.2681in" fo:page-height="11.6929in" style:num-format="1" style:print-orientation="portrait" fo:margin-top="0.4917in" fo:margin-bottom="0.4917in" fo:margin-left="0.7874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draw:frame draw:style-name="Mfr1" draw:name="Afbeelding 78" text:anchor-type="char" svg:x="4.5319in" svg:y="-0.4016in" svg:width="2.5429in" svg:height="0.7563in" draw:z-index="5"><draw:image xlink:href="Pictures/10000201000001D80000008C18A4194D2B715526.png" xlink:type="simple" xlink:show="embed" xlink:actuate="onLoad" loext:mime-type="image/png"/></draw:frame></text:p>
      </style:header>
    </style:master-page>
    <style:master-page style:name="Converted1" style:page-layout-name="Mpm2">
      <style:header>
        <text:p text:style-name="Header"><draw:frame draw:style-name="Mfr2" draw:name="Afbeelding 3" text:anchor-type="char" svg:x="9.8591in" svg:y="-0.2874in" svg:width="1.5425in" svg:height="0.4571in" draw:z-index="0"><draw:image xlink:href="Pictures/10000201000001D80000008C18A4194D2B715526.png" xlink:type="simple" xlink:show="embed" xlink:actuate="onLoad" loext:mime-type="image/png"/></draw:frame><draw:frame draw:style-name="Mfr3" draw:name="Afbeelding 4" text:anchor-type="char" svg:x="3.5756in" svg:y="2.5374in" svg:width="4.0917in" svg:height="0.4098in" draw:z-index="7"><draw:image xlink:href="Pictures/10000201000003E700000064FC08C0A2A43ED55B.png" xlink:type="simple" xlink:show="embed" xlink:actuate="onLoad" loext:mime-type="image/png"/></draw:frame><draw:frame draw:style-name="Mfr4" draw:name="Afbeelding 5" text:anchor-type="char" svg:x="0.4764in" svg:y="2.8811in" svg:width="2.7201in" svg:height="0.6728in" draw:z-index="2"><draw:image xlink:href="Pictures/1000020100000190000000636DC301459DD32D27.png" xlink:type="simple" xlink:show="embed" xlink:actuate="onLoad" loext:mime-type="image/png"/></draw:frame><draw:frame draw:style-name="Mfr4" draw:name="Afbeelding 7" text:anchor-type="char" svg:x="8.4972in" svg:y="2.8819in" svg:width="2.7201in" svg:height="0.6728in" draw:z-index="1"><draw:image xlink:href="Pictures/1000020100000190000000632F00033AEF3A843F.png" xlink:type="simple" xlink:show="embed" xlink:actuate="onLoad" loext:mime-type="image/png"/></draw:frame><draw:frame draw:style-name="Mfr1" draw:name="Afbeelding 8" text:anchor-type="char" svg:x="8.1791in" svg:y="3.5307in" svg:width="2.7201in" svg:height="0.6728in" draw:z-index="3"><draw:image xlink:href="Pictures/100002010000019000000063091F1B9B081A0B14.png" xlink:type="simple" xlink:show="embed" xlink:actuate="onLoad" loext:mime-type="image/png"/></draw:frame><text:s/><draw:frame draw:style-name="Mfr1" draw:name="Afbeelding 9" text:anchor-type="char" svg:x="0.0827in" svg:y="3.5307in" svg:width="3.4016in" svg:height="0.6728in" draw:z-index="4"><draw:image xlink:href="Pictures/10000201000001F4000000632533F92391B62171.png" xlink:type="simple" xlink:show="embed" xlink:actuate="onLoad" loext:mime-type="image/png"/></draw:frame></text:p>
      </style:header>
      <style:footer>
        <text:p text:style-name="MP2"><text:span text:style-name="MT1">Productvisie van </text:span><text:span text:style-name="MT2">Anthony Delgado</text:span><text:span text:style-name="MT1"> (</text:span><text:span text:style-name="MT2">22102167</text:span><text:span text:style-name="MT1">) <text:tab/>Pagina </text:span><text:span text:style-name="MT1"><text:page-number text:select-page="current">2</text:page-number></text:span></text:p>
      </style:footer>
    </style:master-page>
    <style:master-page style:name="Converted2" style:page-layout-name="Mpm3">
      <style:header>
        <text:p text:style-name="Header"><draw:frame draw:style-name="Mfr1" draw:name="Afbeelding 91" text:anchor-type="char" svg:x="4.5319in" svg:y="-0.4016in" svg:width="2.5429in" svg:height="0.7563in" draw:z-index="6"><draw:image xlink:href="Pictures/10000201000001D80000008C18A4194D2B715526.png" xlink:type="simple" xlink:show="embed" xlink:actuate="onLoad" loext:mime-type="image/png"/></draw:frame><text:s/></text:p>
      </style:header>
      <style:footer>
        <text:p text:style-name="MP3"><text:span text:style-name="MT1">Productvisie van </text:span><text:span text:style-name="MT2">Anthony Delgado</text:span><text:span text:style-name="MT1"> (</text:span><text:span text:style-name="MT2">22102167</text:span><text:span text:style-name="MT1">) <text:tab/>Pagina </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el J. van der Lelij</meta:initial-creator>
    <meta:editing-cycles>11</meta:editing-cycles>
    <meta:print-date>2023-02-20T17:39:00</meta:print-date>
    <meta:creation-date>2023-02-20T17:27:00</meta:creation-date>
    <dc:date>2023-03-11T16:29:35.586000000</dc:date>
    <meta:editing-duration>P2DT16H34M6S</meta:editing-duration>
    <meta:generator>Ultra_Office/6.2.3.2$Windows_x86 LibreOffice_project/</meta:generator>
    <meta:document-statistic meta:table-count="6" meta:image-count="11" meta:object-count="0" meta:page-count="3" meta:paragraph-count="50" meta:word-count="546" meta:character-count="3662" meta:non-whitespace-character-count="3152"/>
    <meta:user-defined meta:name="AppVersion">16.0000</meta:user-defined>
    <meta:user-defined meta:name="ContentTypeId">0x010100517DB23C2C514946880FDD60BB649B8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